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6.838cm" fo:min-width="5.699cm" fo:padding-top="0.177cm" fo:padding-bottom="0.177cm" fo:padding-left="0.302cm" fo:padding-right="0.302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10.894cm" fo:min-width="5.926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15.416cm" fo:min-width="7.546cm" fo:padding-top="0.177cm" fo:padding-bottom="0.177cm" fo:padding-left="0.302cm" fo:padding-right="0.302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6.138cm" fo:min-width="5.126cm" fo:padding-top="0.177cm" fo:padding-bottom="0.177cm" fo:padding-left="0.302cm" fo:padding-right="0.302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6.076cm" fo:min-width="5.699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14.608cm" fo:min-width="6.332cm" fo:padding-top="0.177cm" fo:padding-bottom="0.177cm" fo:padding-left="0.302cm" fo:padding-right="0.302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000000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svg:stroke-width="0.106cm" svg:stroke-color="#000000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svg:stroke-color="#000000" draw:marker-start-width="0.358cm" draw:marker-end-width="0.358cm" draw:fill-color="#ffffff" draw:opacity="80%" draw:textarea-horizontal-align="justify" draw:textarea-vertical-align="top" draw:auto-grow-height="false" fo:min-height="9.062cm" fo:min-width="6.272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3.504cm" style:use-optimal-column-width="false"/>
    </style:style>
    <style:style style:name="co2" style:family="table-column">
      <style:table-column-properties style:column-width="1.544cm" style:use-optimal-column-width="false"/>
    </style:style>
    <style:style style:name="co3" style:family="table-column">
      <style:table-column-properties style:column-width="3.419cm" style:use-optimal-column-width="false"/>
    </style:style>
    <style:style style:name="co4" style:family="table-column">
      <style:table-column-properties style:column-width="1.531cm" style:use-optimal-column-width="false"/>
    </style:style>
    <style:style style:name="co5" style:family="table-column">
      <style:table-column-properties style:column-width="2.473cm" style:use-optimal-column-width="false"/>
    </style:style>
    <style:style style:name="co6" style:family="table-column">
      <style:table-column-properties style:column-width="2.469cm" style:use-optimal-column-width="false"/>
    </style:style>
    <style:style style:name="co7" style:family="table-column">
      <style:table-column-properties style:column-width="4.421cm" style:use-optimal-column-width="false"/>
    </style:style>
    <style:style style:name="co8" style:family="table-column">
      <style:table-column-properties style:column-width="2.409cm" style:use-optimal-column-width="false"/>
    </style:style>
    <style:style style:name="co9" style:family="table-column">
      <style:table-column-properties style:column-width="3.03cm" style:use-optimal-column-width="false"/>
    </style:style>
    <style:style style:name="co10" style:family="table-column">
      <style:table-column-properties style:column-width="1.565cm" style:use-optimal-column-width="false"/>
    </style:style>
    <style:style style:name="co11" style:family="table-column">
      <style:table-column-properties style:column-width="3.42cm" style:use-optimal-column-width="false"/>
    </style:style>
    <style:style style:name="co12" style:family="table-column">
      <style:table-column-properties style:column-width="1.475cm" style:use-optimal-column-width="false"/>
    </style:style>
    <style:style style:name="co13" style:family="table-column">
      <style:table-column-properties style:column-width="3.43cm" style:use-optimal-column-width="false"/>
    </style:style>
    <style:style style:name="co14" style:family="table-column">
      <style:table-column-properties style:column-width="2.381cm" style:use-optimal-column-width="false"/>
    </style:style>
    <style:style style:name="co15" style:family="table-column">
      <style:table-column-properties style:column-width="3.343cm" style:use-optimal-column-width="false"/>
    </style:style>
    <style:style style:name="ro1" style:family="table-row">
      <style:table-row-properties style:row-height="0.781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65cm" style:use-optimal-row-height="false"/>
    </style:style>
    <style:style style:name="ce1" style:family="table-cell">
      <style:paragraph-properties fo:border="non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border="none"/>
      <style:text-properties style:font-name="DejaVu Sans" fo:font-size="14pt" style:font-size-asian="14pt" style:font-size-complex="14pt"/>
    </style:style>
    <style:style style:name="ce3" style:family="table-cell">
      <style:paragraph-properties fo:text-align="start" fo:border="non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4" style:family="table-cell">
      <style:paragraph-properties fo:text-align="start" fo:border="non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5" style:family="table-cell">
      <style:paragraph-properties fo:margin-top="0cm" fo:margin-bottom="0cm" fo:border="non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margin-top="0cm" fo:margin-bottom="0cm" fo:border="none"/>
      <style:text-properties style:font-name="DejaVu Sans" fo:font-size="14pt" style:font-size-asian="14pt" style:font-size-complex="14pt"/>
    </style:style>
    <style:style style:name="ce7" style:family="table-cell">
      <style:paragraph-properties fo:border="non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1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2" style:family="paragraph">
      <loext:graphic-properties draw:fill-color="#ffffff" draw:opacity="80%"/>
      <style:paragraph-properties fo:text-align="center" style:writing-mode="lr-tb"/>
      <style:text-properties style:font-name="DejaVu Sans" fo:font-weight="bold" style:font-weight-asian="bold" style:font-weight-complex="bold"/>
    </style:style>
    <style:style style:name="P3" style:family="paragraph">
      <style:text-properties style:font-name="DejaVu Sans" fo:font-size="14pt" fo:font-weight="bold" style:font-size-asian="14pt" style:font-weight-asian="bold" style:font-size-complex="14pt" style:font-weight-complex="bold"/>
    </style:style>
    <style:style style:name="P4" style:family="paragraph">
      <style:text-properties style:font-name="DejaVu Sans" fo:font-size="14pt" style:font-size-asian="14pt" style:font-size-complex="14pt"/>
    </style:style>
    <style:style style:name="P5" style:family="paragraph">
      <style:paragraph-properties fo:margin-top="0cm" fo:margin-bottom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top="0cm" fo:margin-bottom="0cm"/>
      <style:text-properties style:font-name="DejaVu Sans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1" xml:id="id1" draw:id="id1">
            <draw:custom-shape draw:style-name="gr2" draw:text-style-name="P2" draw:layer="layout" svg:width="6.985cm" svg:height="7.874cm" svg:x="11.167cm" svg:y="10.058cm">
              <text:p text:style-name="P1"><text:span text:style-name="T1">geograph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5.047cm" svg:height="5.466cm" svg:x="12.136cm" svg:y="11.852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>
                  <table:table-cell table:style-name="ce1">
                    <text:p text:style-name="P3"><text:span text:style-name="T2">Geo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Dataset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Pub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Geometry</text:span></text:p>
                  </table:table-cell>
                  <table:table-cell>
                    <text:p text:style-name="P4"><text:span text:style-name="T3">BLOB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Area</text:span></text:p>
                  </table:table-cell>
                  <table:table-cell>
                    <text:p text:style-name="P4"><text:span text:style-name="T3">REAL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Region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2" table:default-cell-style-name="ce2">
                  <table:table-cell>
                    <text:p text:style-name="P4"><text:span text:style-name="T3">Notes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</draw:g>
          <draw:g draw:style-name="gr1" xml:id="id8" draw:id="id8">
            <draw:custom-shape draw:style-name="gr4" draw:text-style-name="P2" draw:layer="layout" svg:width="7.112cm" svg:height="11.83cm" svg:x="2.203cm" svg:y="9.924cm">
              <text:p text:style-name="P1"><text:span text:style-name="T1">processing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021.80232558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4.949cm" svg:height="9.371cm" svg:x="3.285cm" svg:y="11.618cm">
              <table:table table:template-name="default" table:use-first-row-styles="true" table:use-banding-rows-styles="true">
                <table:table-column table:style-name="co3"/>
                <table:table-column table:style-name="co4"/>
                <table:table-row table:style-name="ro1">
                  <table:table-cell table:style-name="ce1">
                    <text:p text:style-name="P3"><text:span text:style-name="T2">Dataset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Pub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Method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oftwar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Version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GCPs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Fiducial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Preproc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PreprocNot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Geometric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Radiometric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Workflow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</draw:g>
          <draw:g draw:style-name="gr1" xml:id="id3" draw:id="id3">
            <draw:custom-shape draw:style-name="gr2" draw:text-style-name="P2" draw:layer="layout" svg:width="6.985cm" svg:height="7.874cm" svg:x="11.167cm" svg:y="0.958cm">
              <text:p text:style-name="P1"><text:span text:style-name="T1">publication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4.941cm" svg:height="5.466cm" svg:x="12.189cm" svg:y="2.696cm">
              <table:table table:template-name="default" table:use-first-row-styles="true" table:use-banding-rows-styles="true">
                <table:table-column table:style-name="co5"/>
                <table:table-column table:style-name="co6"/>
                <table:table-row table:style-name="ro1">
                  <table:table-cell table:style-name="ce3">
                    <text:p text:style-name="P3"><text:span text:style-name="T4">PubKey</text:span></text:p>
                  </table:table-cell>
                  <table:table-cell table:style-name="ce4">
                    <text:p text:style-name="P4">TEXT</text:p>
                  </table:table-cell>
                </table:table-row>
                <table:table-row table:style-name="ro1" table:default-cell-style-name="ce4">
                  <table:table-cell>
                    <text:p text:style-name="P4">Author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4">
                  <table:table-cell>
                    <text:p text:style-name="P4">Year</text:p>
                  </table:table-cell>
                  <table:table-cell>
                    <text:p text:style-name="P4">INTEGER</text:p>
                  </table:table-cell>
                </table:table-row>
                <table:table-row table:style-name="ro1" table:default-cell-style-name="ce4">
                  <table:table-cell>
                    <text:p text:style-name="P4">Title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4">
                  <table:table-cell>
                    <text:p text:style-name="P4">PubTitle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4">
                  <table:table-cell>
                    <text:p text:style-name="P4">DOI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4">
                  <table:table-cell>
                    <text:p text:style-name="P4">Relevant</text:p>
                  </table:table-cell>
                  <table:table-cell>
                    <text:p text:style-name="P4">INTEGER</text:p>
                  </table:table-cell>
                </table:table-row>
              </table:table>
              <draw:image xlink:href="Pictures/TablePreview3.svm" xlink:type="simple" xlink:show="embed" xlink:actuate="onLoad"/>
            </draw:frame>
          </draw:g>
          <draw:g draw:style-name="gr1" xml:id="id5" draw:id="id5">
            <draw:custom-shape draw:style-name="gr5" draw:text-style-name="P2" draw:layer="layout" svg:width="8.89cm" svg:height="16.51cm" svg:x="30.908cm" svg:y="8.724cm">
              <text:p text:style-name="P1"><text:span text:style-name="T1">accuracy</text:span></text:p>
              <draw:enhanced-geometry svg:viewBox="0 0 21600 21600" draw:path-stretchpoint-x="10800" draw:path-stretchpoint-y="10800" draw:text-areas="?f3 ?f4 ?f5 ?f6" draw:type="round-rectangle" draw:modifiers="3071.5116279069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6.829cm" svg:height="14.057cm" svg:x="32.039cm" svg:y="10.505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3">
                  <table:table-cell table:style-name="ce1">
                    <text:p text:style-name="P3"><text:span text:style-name="T4">AccuracyKey</text:span></text:p>
                  </table:table-cell>
                  <table:table-cell table:style-name="ce2">
                    <text:p text:style-name="P4">TEXT</text:p>
                  </table:table-cell>
                </table:table-row>
                <table:table-row table:style-name="ro1">
                  <table:table-cell table:style-name="ce1">
                    <text:p text:style-name="P3"><text:span text:style-name="T4">DatasetKey</text:span></text:p>
                  </table:table-cell>
                  <table:table-cell table:style-name="ce2">
                    <text:p text:style-name="P4">TEXT</text:p>
                  </table:table-cell>
                </table:table-row>
                <table:table-row table:style-name="ro1">
                  <table:table-cell table:style-name="ce1">
                    <text:p text:style-name="P3"><text:span text:style-name="T4">PubKey</text:span></text:p>
                  </table:table-cell>
                  <table:table-cell table:style-name="ce2"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SourceXY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SourceZ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SourceGroup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SourceAccuracy*</text:p>
                  </table:table-cell>
                  <table:table-cell>
                    <text:p text:style-name="P4">REAL</text:p>
                  </table:table-cell>
                </table:table-row>
                <table:table-row table:style-name="ro1" table:default-cell-style-name="ce2">
                  <table:table-cell>
                    <text:p text:style-name="P4">NumGCPs</text:p>
                  </table:table-cell>
                  <table:table-cell>
                    <text:p text:style-name="P4">INTEGER</text:p>
                  </table:table-cell>
                </table:table-row>
                <table:table-row table:style-name="ro1" table:default-cell-style-name="ce2">
                  <table:table-cell>
                    <text:p text:style-name="P4">GCPResiduals*</text:p>
                  </table:table-cell>
                  <table:table-cell>
                    <text:p text:style-name="P4">REAL</text:p>
                  </table:table-cell>
                </table:table-row>
                <table:table-row table:style-name="ro1" table:default-cell-style-name="ce2">
                  <table:table-cell>
                    <text:p text:style-name="P4">NumCPs</text:p>
                  </table:table-cell>
                  <table:table-cell>
                    <text:p text:style-name="P4">INTEGER</text:p>
                  </table:table-cell>
                </table:table-row>
                <table:table-row table:style-name="ro1" table:default-cell-style-name="ce2">
                  <table:table-cell>
                    <text:p text:style-name="P4">CPResiduals*</text:p>
                  </table:table-cell>
                  <table:table-cell>
                    <text:p text:style-name="P4">REAL</text:p>
                  </table:table-cell>
                </table:table-row>
                <table:table-row table:style-name="ro1" table:default-cell-style-name="ce2">
                  <table:table-cell>
                    <text:p text:style-name="P4">Comparison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CompGroup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CompAccuracy*</text:p>
                  </table:table-cell>
                  <table:table-cell>
                    <text:p text:style-name="P4">REAL</text:p>
                  </table:table-cell>
                </table:table-row>
                <table:table-row table:style-name="ro1" table:default-cell-style-name="ce2">
                  <table:table-cell>
                    <text:p text:style-name="P4">CompResiduals*</text:p>
                  </table:table-cell>
                  <table:table-cell>
                    <text:p text:style-name="P4">REAL</text:p>
                  </table:table-cell>
                </table:table-row>
                <table:table-row table:style-name="ro1" table:default-cell-style-name="ce2">
                  <table:table-cell>
                    <text:p text:style-name="P4">Metric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PostProcessing</text:p>
                  </table:table-cell>
                  <table:table-cell>
                    <text:p text:style-name="P4">TEXT</text:p>
                  </table:table-cell>
                </table:table-row>
                <table:table-row table:style-name="ro1" table:default-cell-style-name="ce2">
                  <table:table-cell>
                    <text:p text:style-name="P4">Notes</text:p>
                  </table:table-cell>
                  <table:table-cell>
                    <text:p text:style-name="P4">TEXT</text:p>
                  </table:table-cell>
                </table:table-row>
              </table:table>
              <draw:image xlink:href="Pictures/TablePreview4.svm" xlink:type="simple" xlink:show="embed" xlink:actuate="onLoad"/>
            </draw:frame>
          </draw:g>
          <draw:g draw:style-name="gr1" xml:id="id4" draw:id="id4">
            <draw:custom-shape draw:style-name="gr6" draw:text-style-name="P2" draw:layer="layout" svg:width="6.35cm" svg:height="7.112cm" svg:x="3.175cm" svg:y="1.339cm">
              <text:p text:style-name="P1"><text:span text:style-name="T1">scientif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4.594cm" svg:height="4.685cm" svg:x="4.053cm" svg:y="3.137cm">
              <table:table table:template-name="default" table:use-first-row-styles="true" table:use-banding-rows-styles="true">
                <table:table-column table:style-name="co9"/>
                <table:table-column table:style-name="co10"/>
                <table:table-row table:style-name="ro1">
                  <table:table-cell table:style-name="ce5">
                    <text:p text:style-name="P5"><text:span text:style-name="T2">PubKey</text:span></text:p>
                  </table:table-cell>
                  <table:table-cell table:style-name="ce6">
                    <text:p text:style-name="P6"><text:span text:style-name="T3">TEXT</text:span></text:p>
                  </table:table-cell>
                </table:table-row>
                <table:table-row table:style-name="ro1" table:default-cell-style-name="ce6">
                  <table:table-cell>
                    <text:p text:style-name="P6"><text:span text:style-name="T3">DataType</text:span></text:p>
                  </table:table-cell>
                  <table:table-cell>
                    <text:p text:style-name="P6"><text:span text:style-name="T3">TEXT</text:span></text:p>
                  </table:table-cell>
                </table:table-row>
                <table:table-row table:style-name="ro1" table:default-cell-style-name="ce6">
                  <table:table-cell>
                    <text:p text:style-name="P6"><text:span text:style-name="T3">StudyType</text:span></text:p>
                  </table:table-cell>
                  <table:table-cell>
                    <text:p text:style-name="P6"><text:span text:style-name="T3">TEXT</text:span></text:p>
                  </table:table-cell>
                </table:table-row>
                <table:table-row table:style-name="ro1" table:default-cell-style-name="ce6">
                  <table:table-cell>
                    <text:p text:style-name="P6"><text:span text:style-name="T3">Category</text:span></text:p>
                  </table:table-cell>
                  <table:table-cell>
                    <text:p text:style-name="P6"><text:span text:style-name="T3">TEXT</text:span></text:p>
                  </table:table-cell>
                </table:table-row>
                <table:table-row table:style-name="ro1" table:default-cell-style-name="ce6">
                  <table:table-cell>
                    <text:p text:style-name="P6"><text:span text:style-name="T3">Description</text:span></text:p>
                  </table:table-cell>
                  <table:table-cell>
                    <text:p text:style-name="P6"><text:span text:style-name="T3">TEXT</text:span></text:p>
                  </table:table-cell>
                </table:table-row>
                <table:table-row table:style-name="ro1" table:default-cell-style-name="ce6">
                  <table:table-cell>
                    <text:p text:style-name="P6"><text:span text:style-name="T3">Notes</text:span></text:p>
                  </table:table-cell>
                  <table:table-cell>
                    <text:p text:style-name="P6"><text:span text:style-name="T3">TEXT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</draw:g>
          <draw:g draw:style-name="gr1" xml:id="id6" draw:id="id6">
            <draw:custom-shape draw:style-name="gr7" draw:text-style-name="P2" draw:layer="layout" svg:width="6.985cm" svg:height="7.112cm" svg:x="31.343cm" svg:y="0.958cm">
              <text:p text:style-name="P1"><text:span text:style-name="T1">outpu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4.894cm" svg:height="4.685cm" svg:x="32.388cm" svg:y="2.763cm">
              <table:table table:template-name="default" table:use-first-row-styles="true" table:use-banding-rows-styles="true">
                <table:table-column table:style-name="co11"/>
                <table:table-column table:style-name="co12"/>
                <table:table-row table:style-name="ro1">
                  <table:table-cell table:style-name="ce1">
                    <text:p text:style-name="P3"><text:span text:style-name="T2">Dataset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Pub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Output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OrthoRes</text:span></text:p>
                  </table:table-cell>
                  <table:table-cell>
                    <text:p text:style-name="P4"><text:span text:style-name="T3">REAL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DEMRes</text:span></text:p>
                  </table:table-cell>
                  <table:table-cell>
                    <text:p text:style-name="P4"><text:span text:style-name="T3">REAL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Notes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  <draw:g draw:style-name="gr1" xml:id="id2" draw:id="id2">
            <draw:custom-shape draw:style-name="gr8" draw:text-style-name="P2" draw:layer="layout" svg:width="7.62cm" svg:height="15.646cm" svg:x="20.683cm" svg:y="6.537cm">
              <text:p text:style-name="P1"><text:span text:style-name="T1">datasets</text:span></text:p>
              <draw:enhanced-geometry svg:viewBox="0 0 21600 21600" draw:path-stretchpoint-x="10800" draw:path-stretchpoint-y="10800" draw:text-areas="?f3 ?f4 ?f5 ?f6" draw:type="round-rectangle" draw:modifiers="3313.265975593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5.81cm" svg:height="13.276cm" svg:x="21.688cm" svg:y="8.331cm">
              <table:table table:template-name="default" table:use-first-row-styles="true" table:use-banding-rows-styles="true">
                <table:table-column table:style-name="co13"/>
                <table:table-column table:style-name="co14"/>
                <table:table-row table:style-name="ro1">
                  <table:table-cell table:style-name="ce1">
                    <text:p text:style-name="P3"><text:span text:style-name="T2">Dataset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Pub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Typ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Archive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Fre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tartYear</text:span></text:p>
                  </table:table-cell>
                  <table:table-cell>
                    <text:p text:style-name="P4"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EndYear</text:span></text:p>
                  </table:table-cell>
                  <table:table-cell>
                    <text:p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Calibration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FlightHeight</text:span></text:p>
                  </table:table-cell>
                  <table:table-cell>
                    <text:p text:style-name="P4"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HeightRef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GSD</text:span></text:p>
                  </table:table-cell>
                  <table:table-cell>
                    <text:p text:style-name="P4"><text:span text:style-name="T3">REAL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cal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canRes</text:span></text:p>
                  </table:table-cell>
                  <table:table-cell>
                    <text:p text:style-name="P4"><text:span text:style-name="T3">REAL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canUnit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NumImgs</text:span></text:p>
                  </table:table-cell>
                  <table:table-cell>
                    <text:p text:style-name="P4"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CameraTyp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Notes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</draw:g>
          <draw:connector draw:style-name="gr9" draw:text-style-name="P7" xml:id="id9" draw:id="id9" draw:layer="layout" svg:x1="18.152cm" svg:y1="13.995cm" svg:x2="20.683cm" svg:y2="13.992cm" draw:start-shape="id1" draw:start-glue-point="1" svg:d="M18152 13995h1542v-3h989" svg:viewBox="0 0 2532 4">
            <text:p/>
          </draw:connector>
          <draw:connector draw:style-name="gr10" draw:text-style-name="P7" draw:layer="layout" svg:x1="24.493cm" svg:y1="6.537cm" svg:x2="18.152cm" svg:y2="4.895cm" draw:start-shape="id2" draw:start-glue-point="0" draw:end-shape="id3" svg:d="M24493 6537v-1642h-6341" svg:viewBox="0 0 6342 1643">
            <text:p/>
          </draw:connector>
          <draw:connector draw:style-name="gr11" draw:text-style-name="P7" draw:layer="layout" svg:x1="9.525cm" svg:y1="4.895cm" svg:x2="11.167cm" svg:y2="4.895cm" draw:start-shape="id4" draw:start-glue-point="1" draw:end-shape="id3" svg:d="M9525 4895h1642" svg:viewBox="0 0 1643 1">
            <text:p/>
          </draw:connector>
          <draw:connector draw:style-name="gr12" draw:text-style-name="P7" draw:layer="layout" svg:x1="30.908cm" svg:y1="16.979cm" svg:x2="28.303cm" svg:y2="14.36cm" draw:start-shape="id5" draw:start-glue-point="3" draw:end-shape="id2" draw:end-glue-point="1" svg:d="M30908 16979h-1302v-2619h-1303" svg:viewBox="0 0 2606 2620">
            <text:p/>
          </draw:connector>
          <draw:connector draw:style-name="gr13" draw:text-style-name="P7" draw:layer="layout" draw:line-skew="-0.21cm" svg:x1="31.343cm" svg:y1="4.514cm" svg:x2="28.303cm" svg:y2="14.36cm" draw:start-shape="id6" draw:start-glue-point="3" draw:end-shape="id2" draw:end-glue-point="1" svg:d="M31343 4514h-1730v9846h-1310" svg:viewBox="0 0 3041 9847">
            <text:p/>
          </draw:connector>
          <draw:g draw:style-name="gr1" xml:id="id7" draw:id="id7">
            <draw:custom-shape draw:style-name="gr14" draw:text-style-name="P2" draw:layer="layout" svg:width="7.62cm" svg:height="10.16cm" svg:x="10.849cm" svg:y="18.583cm">
              <text:p text:style-name="P1"><text:span text:style-name="T1">archiv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layer="layout" svg:width="5.723cm" svg:height="7.809cm" svg:x="11.898cm" svg:y="20.388cm">
              <table:table table:template-name="default" table:use-first-row-styles="true" table:use-banding-rows-styles="true">
                <table:table-column table:style-name="co15"/>
                <table:table-column table:style-name="co14"/>
                <table:table-row table:style-name="ro1">
                  <table:table-cell table:style-name="ce1">
                    <text:p text:style-name="P3"><text:span text:style-name="T2">ArchiveKe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>
                  <table:table-cell table:style-name="ce7">
                    <text:p text:style-name="P8"><text:span text:style-name="T5">Country</text:span></text:p>
                  </table:table-cell>
                  <table:table-cell table:style-name="ce2"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LongNam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hortName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NumImages</text:span></text:p>
                  </table:table-cell>
                  <table:table-cell>
                    <text:p text:style-name="P4"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StartYear</text:span></text:p>
                  </table:table-cell>
                  <table:table-cell>
                    <text:p text:style-name="P4"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EndYear</text:span></text:p>
                  </table:table-cell>
                  <table:table-cell>
                    <text:p text:style-name="P4"><text:span text:style-name="T3">INTEGER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URL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GeoURL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  <table:table-row table:style-name="ro1" table:default-cell-style-name="ce2">
                  <table:table-cell>
                    <text:p text:style-name="P4"><text:span text:style-name="T3">Notes</text:span></text:p>
                  </table:table-cell>
                  <table:table-cell>
                    <text:p text:style-name="P4"><text:span text:style-name="T3">TEXT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</draw:g>
          <draw:connector draw:style-name="gr15" draw:text-style-name="P7" draw:layer="layout" svg:x1="18.469cm" svg:y1="23.663cm" svg:x2="24.493cm" svg:y2="22.183cm" draw:start-shape="id7" draw:start-glue-point="1" draw:end-shape="id2" draw:end-glue-point="2" svg:d="M18469 23663h6024v-1480" svg:viewBox="0 0 6025 1481">
            <text:p/>
          </draw:connector>
          <draw:connector draw:style-name="gr16" draw:text-style-name="P9" draw:layer="layout" svg:x1="5.759cm" svg:y1="9.924cm" svg:x2="19.694cm" svg:y2="13.993cm" draw:start-shape="id8" draw:start-glue-point="0" draw:end-shape="id9" draw:end-glue-point="0" svg:d="M5759 9924v-553h13935v4622" svg:viewBox="0 0 13936 4623">
            <text:p/>
          </draw:connector>
        </draw:g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7.799cm" svg:height="4.958cm" svg:x="2.1cm" svg:y="1.184cm" presentation:class="title" presentation:placeholder="true">
        <draw:text-box/>
      </draw:frame>
      <draw:frame presentation:style-name="Default-outline1" draw:layer="backgroundobjects" svg:width="37.799cm" svg:height="17.224cm" svg:x="2.1cm" svg:y="6.948cm" presentation:class="outline" presentation:placeholder="true">
        <draw:text-box/>
      </draw:frame>
      <draw:frame presentation:style-name="Mpr1" draw:text-style-name="MP2" draw:layer="backgroundobjects" svg:width="9.785cm" svg:height="2.046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13cm" svg:height="2.046cm" svg:x="14.364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785cm" svg:height="2.046cm" svg:x="30.114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</meta:initial-creator>
    <meta:creation-date>2024-11-16T16:11:24.029911122</meta:creation-date>
    <dc:date>2024-11-20T21:40:48.276863707</dc:date>
    <dc:creator>bob</dc:creator>
    <meta:editing-duration>PT6H33M23S</meta:editing-duration>
    <meta:editing-cycles>27</meta:editing-cycles>
    <meta:generator>LibreOffice/7.6.7.2$Linux_X86_64 LibreOffice_project/60$Build-2</meta:generator>
    <meta:print-date>2024-11-20T21:39:23.084496536</meta:print-date>
    <meta:printed-by>PDF files: bob</meta:printed-by>
    <meta:document-statistic meta:object-count="55"/>
  </office:meta>
</office:document-meta>
</file>